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0.47cm" fo:min-width="0.22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0.42cm" fo:min-width="0.17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016cm" svg:height="1.016cm" svg:x="13.135cm" svg:y="5.48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016cm" svg:height="1.016cm" svg:x="14.436cm" svg:y="2.987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016cm" svg:height="1.016cm" svg:x="15.736cm" svg:y="5.487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016cm" svg:height="1.016cm" svg:x="14.437cm" svg:y="8.088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016cm" svg:height="1.016cm" svg:x="17.038cm" svg:y="8.089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1.016cm" svg:height="1.016cm" svg:x="15.739cm" svg:y="10.59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016cm" svg:height="1.016cm" svg:x="13.14cm" svg:y="10.591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4.944cm" svg:y1="4.003cm" svg:x2="13.643cm" svg:y2="5.486cm" draw:start-shape="id1" draw:start-glue-point="8" draw:end-shape="id2" draw:end-glue-point="4" svg:d="M14944 4003l-1301 1483" svg:viewBox="0 0 1302 1484">
          <text:p/>
        </draw:connector>
        <draw:connector draw:style-name="gr3" draw:text-style-name="P2" draw:layer="layout" draw:type="line" svg:x1="14.944cm" svg:y1="4.003cm" svg:x2="16.244cm" svg:y2="5.487cm" draw:start-shape="id1" draw:start-glue-point="8" draw:end-shape="id3" draw:end-glue-point="4" svg:d="M14944 4003l1300 1484" svg:viewBox="0 0 1301 1485">
          <text:p/>
        </draw:connector>
        <draw:connector draw:style-name="gr3" draw:text-style-name="P2" draw:layer="layout" draw:type="line" svg:x1="16.244cm" svg:y1="6.503cm" svg:x2="14.945cm" svg:y2="8.088cm" draw:start-shape="id3" draw:start-glue-point="8" draw:end-shape="id4" draw:end-glue-point="4" svg:d="M16244 6503l-1299 1585" svg:viewBox="0 0 1300 1586">
          <text:p/>
        </draw:connector>
        <draw:connector draw:style-name="gr3" draw:text-style-name="P2" draw:layer="layout" draw:type="line" svg:x1="16.244cm" svg:y1="6.503cm" svg:x2="17.546cm" svg:y2="8.089cm" draw:start-shape="id3" draw:start-glue-point="8" draw:end-shape="id5" draw:end-glue-point="4" svg:d="M16244 6503l1302 1586" svg:viewBox="0 0 1303 1587">
          <text:p/>
        </draw:connector>
        <draw:connector draw:style-name="gr3" draw:text-style-name="P2" draw:layer="layout" draw:type="line" svg:x1="14.945cm" svg:y1="9.104cm" svg:x2="13.648cm" svg:y2="10.591cm" draw:start-shape="id4" draw:start-glue-point="8" draw:end-shape="id6" draw:end-glue-point="4" svg:d="M14945 9104l-1297 1487" svg:viewBox="0 0 1298 1488">
          <text:p/>
        </draw:connector>
        <draw:connector draw:style-name="gr3" draw:text-style-name="P2" draw:layer="layout" draw:type="line" svg:x1="14.945cm" svg:y1="9.104cm" svg:x2="16.247cm" svg:y2="10.59cm" draw:start-shape="id4" draw:start-glue-point="8" draw:end-shape="id7" draw:end-glue-point="4" svg:d="M14945 9104l1302 1486" svg:viewBox="0 0 1303 14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32:54.479636091</meta:creation-date>
    <dc:date>2016-10-14T10:36:55.775185826</dc:date>
    <meta:editing-duration>PT4M1S</meta:editing-duration>
    <meta:editing-cycles>1</meta:editing-cycles>
    <meta:document-statistic meta:object-count="13"/>
    <meta:generator>LibreOffice/5.1.4.2$Linux_X86_64 LibreOffice_project/10m0$Build-2</meta:generator>
  </office:meta>
</office:document-meta>
</file>